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435e14" officeooo:paragraph-rsid="00435e14"/>
    </style:style>
    <style:style style:name="P2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3" style:family="paragraph" style:parent-style-name="Subtitle">
      <style:text-properties officeooo:rsid="005801a6" officeooo:paragraph-rsid="005801a6"/>
    </style:style>
    <style:style style:name="P4" style:family="paragraph" style:parent-style-name="Standard">
      <style:paragraph-properties fo:text-align="justify" style:justify-single-word="false"/>
      <style:text-properties officeooo:rsid="005e1797" officeooo:paragraph-rsid="005e1797"/>
    </style:style>
    <style:style style:name="P5" style:family="paragraph" style:parent-style-name="Standard">
      <style:paragraph-properties fo:text-align="justify" style:justify-single-word="false"/>
      <style:text-properties officeooo:rsid="005f0ee8" officeooo:paragraph-rsid="005f0ee8"/>
    </style:style>
    <style:style style:name="P6" style:family="paragraph" style:parent-style-name="Standard">
      <style:paragraph-properties fo:text-align="justify" style:justify-single-word="false"/>
      <style:text-properties officeooo:rsid="0060c23c" officeooo:paragraph-rsid="0060c23c"/>
    </style:style>
    <style:style style:name="P7" style:family="paragraph" style:parent-style-name="Standard">
      <style:paragraph-properties fo:text-align="justify" style:justify-single-word="false"/>
      <style:text-properties officeooo:rsid="00618c6d" officeooo:paragraph-rsid="00618c6d"/>
    </style:style>
    <style:style style:name="P8" style:family="paragraph" style:parent-style-name="Standard">
      <style:paragraph-properties fo:text-align="center" style:justify-single-word="false"/>
      <style:text-properties officeooo:rsid="0062b398" officeooo:paragraph-rsid="0062b398"/>
    </style:style>
    <style:style style:name="P9" style:family="paragraph" style:parent-style-name="Standard">
      <style:paragraph-properties fo:text-align="start" style:justify-single-word="false"/>
      <style:text-properties officeooo:rsid="0062b398" officeooo:paragraph-rsid="0062b398"/>
    </style:style>
    <style:style style:name="P10" style:family="paragraph" style:parent-style-name="Standard">
      <style:paragraph-properties fo:text-align="center" style:justify-single-word="false"/>
      <style:text-properties officeooo:paragraph-rsid="001bdbbb"/>
    </style:style>
    <style:style style:name="P11" style:family="paragraph" style:parent-style-name="Heading_20_1">
      <style:paragraph-properties fo:text-align="start" style:justify-single-word="false"/>
      <style:text-properties officeooo:rsid="0062b398" officeooo:paragraph-rsid="0062b398"/>
    </style:style>
    <style:style style:name="P12" style:family="paragraph" style:parent-style-name="Text_20_body">
      <style:paragraph-properties fo:text-align="start" style:justify-single-word="false"/>
      <style:text-properties officeooo:rsid="00631ee5" officeooo:paragraph-rsid="00631ee5"/>
    </style:style>
    <style:style style:name="P13" style:family="paragraph" style:parent-style-name="Text_20_body">
      <style:paragraph-properties fo:text-align="start" style:justify-single-word="false"/>
      <style:text-properties officeooo:rsid="00634372" officeooo:paragraph-rsid="00634372"/>
    </style:style>
    <style:style style:name="T1" style:family="text">
      <style:text-properties officeooo:rsid="005c36f9"/>
    </style:style>
    <style:style style:name="T2" style:family="text">
      <style:text-properties officeooo:rsid="005f0ee8"/>
    </style:style>
    <style:style style:name="T3" style:family="text">
      <style:text-properties officeooo:rsid="00618c6d"/>
    </style:style>
    <style:style style:name="T4" style:family="text">
      <style:text-properties officeooo:rsid="0062b398"/>
    </style:style>
    <style:style style:name="T5" style:family="text">
      <style:text-properties officeooo:rsid="00643e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lho Prático de AEDS2</text:p>
      <text:p text:style-name="P3">O Caminho Mais Rápido</text:p>
      <text:p text:style-name="P2">Douglas Rodrigues de Almeida</text:p>
      <text:p text:style-name="P2"><text:a xlink:type="simple" xlink:href="mailto:douglasralmeida@live.com" text:style-name="Internet_20_link" text:visited-style-name="Visited_20_Internet_20_Link">douglasralmeida@live.com</text:a></text:p>
      <text:p text:style-name="P10"/>
      <text:h text:style-name="Heading_20_1" text:outline-level="1">1. <text:span text:style-name="T1">Sobre o algoritmo de ordenação</text:span></text:h>
      <text:p text:style-name="P4">No trabalho prático é realizada a ordenação de um vetor de inteiros <text:span text:style-name="T3">que guarda </text:span>a distância entre dois pontos em ordem decrescente <text:span text:style-name="T3">de toda a entrada</text:span>.</text:p>
      <text:p text:style-name="P4">O algoritmo escolhido foi o Quicksort, <text:span text:style-name="T2">que é o algoritmo mais rápido conhecido para uma ampla variedades de situações, como a atual, onde o vetor está desordenado.</text:span></text:p>
      <text:p text:style-name="P5">O Quicksort usa a estratégia da divisão e conquista que consiste em dividir o problema <text:span text:style-name="T3">a</text:span> ser resolvido em partes menores, encontrar soluções para as partes e então, combinar as soluções obtidas em uma solução global.</text:p>
      <text:p text:style-name="P6">A parte mais delicada do algoritmo está na escolha arbitrária do pivô, de forma que ao final, o vetor esteja particionado em uma parte esquerda com distâncias maiores ou iguais ao pivô e a parte direita com distâncias menores ou iguais ao pivô. <text:span text:style-name="T3">Escolhas inadequadas do pivô em um vetor já ordenado ou quase ordenado leva o algoritmo ao seu pior caso, O(n²). Felizmente, o pior caso é muito raro.</text:span></text:p>
      <text:p text:style-name="P7">No algoritmo implementado, o pivô escolhido sempre será na situação que ocorre quando cada partição é dividida em duas partes iguais. Assim, o custo de ordenar uma das metades é C(n)=2C(n/2) + n, onde C(n/2) é o custo de ordenar uma das metades do vetor e n é o número de comparações realizadas. <text:span text:style-name="T4">A solução para esta recorrência é:</text:span></text:p>
      <text:p text:style-name="P7"/>
      <text:p text:style-name="P8">C(n) = n log n – n + 1</text:p>
      <text:p text:style-name="P8"/>
      <text:p text:style-name="P9">Conforme Sedgewick e Flajolet, em média, o tempo de execução do Quicksort é O(n log n).</text:p>
      <text:p text:style-name="P9">O algoritmo Quicksort não é estável, ou seja, a ordem relativa de itens iguais não é preservada.</text:p>
      <text:p text:style-name="P9"/>
      <text:h text:style-name="P11" text:outline-level="1">2. Bibliografia</text:h>
      <text:p text:style-name="P12">ZIVIANI, Nivio. (2009) Projeto de algoritmos: com implementação em Pascal e C. 2ª edição. Cengage Learning,.</text:p>
      <text:p text:style-name="P12">SEDGEWICK, R. e FLAJOLET, P. (1996) An Introduction to the Analysis of Algorithms. Addison-Wesley.</text:p>
      <text:p text:style-name="P13">WIKIPEDIA contributors. (2016) Quicksort. Wikipedia, The Free Encyclopedia. Available in <text:a xlink:type="simple" xlink:href="https://en.wikipedia.org/w/index.php?title=Quicksort" text:style-name="Internet_20_link" text:visited-style-name="Visited_20_Internet_20_Link">https://en.wikipedia.org/w/index.php?title=Quicksort</text:a>. Acessed in June 24, 206.</text:p>
      <text:p text:style-name="P13">FEOFILOFF Paulo. (2016) Quicksort. DCC-IME-USP. Disponível em http://www.ime.usp.br/~pf/algoritmos/aulas/quick.html. Acessado em 24 de Junho de 20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35e14" officeooo:paragraph-rsid="00435e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06-24T18:57:37.136000000</dc:date>
    <meta:editing-duration>PT8H14M48S</meta:editing-duration>
    <meta:editing-cycles>72</meta:editing-cycles>
    <meta:generator>LibreOffice/5.1.0.3$Windows_X86_64 LibreOffice_project/5e3e00a007d9b3b6efb6797a8b8e57b51ab1f737</meta:generator>
    <meta:document-statistic meta:table-count="0" meta:image-count="0" meta:object-count="0" meta:page-count="1" meta:paragraph-count="18" meta:word-count="343" meta:character-count="2125" meta:non-whitespace-character-count="1801"/>
  </office:meta>
</office:document-meta>
</file>